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ulukko1" style:family="table">
      <style:table-properties style:width="17cm" table:align="margins" style:shadow="none" style:may-break-between-rows="true" table:border-model="collapsing"/>
    </style:style>
    <style:style style:name="Taulukko1.A" style:family="table-column">
      <style:table-column-properties style:column-width="8.5cm" style:rel-column-width="32767*"/>
    </style:style>
    <style:style style:name="Taulukko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ulukko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ulukko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ulukko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ulukko1.20" style:family="table-row">
      <style:table-row-properties fo:keep-together="auto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Footer">
      <style:paragraph-properties fo:text-align="center" style:justify-single-word="false"/>
      <style:text-properties officeooo:paragraph-rsid="0001c720"/>
    </style:style>
    <style:style style:name="P4" style:family="paragraph" style:parent-style-name="Footer">
      <style:paragraph-properties fo:text-align="center" style:justify-single-word="false"/>
      <style:text-properties officeooo:rsid="0001c720" officeooo:paragraph-rsid="0001c720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Heading_20_1">
      <style:paragraph-properties fo:break-before="page"/>
      <style:text-properties officeooo:rsid="0003f172" officeooo:paragraph-rsid="0003f172"/>
    </style:style>
    <style:style style:name="P7" style:family="paragraph" style:parent-style-name="Heading_20_1">
      <style:paragraph-properties fo:break-before="page"/>
      <style:text-properties officeooo:rsid="000543aa" officeooo:paragraph-rsid="000543aa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2bd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f172" officeooo:paragraph-rsid="0003f1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ext_20_body">
      <style:text-properties officeooo:paragraph-rsid="0003f172"/>
    </style:style>
    <style:style style:name="P12" style:family="paragraph" style:parent-style-name="Text_20_body">
      <style:text-properties fo:font-size="18pt" fo:font-weight="bold" officeooo:rsid="0003f172" officeooo:paragraph-rsid="0003f172" style:font-size-asian="18pt" style:font-weight-asian="bold" style:font-size-complex="18pt" style:font-weight-complex="bold"/>
    </style:style>
    <style:style style:name="P13" style:family="paragraph" style:parent-style-name="Text_20_body">
      <style:paragraph-properties fo:break-before="page"/>
      <style:text-properties fo:font-size="18pt" fo:font-weight="bold" officeooo:rsid="0003f172" officeooo:paragraph-rsid="0003f172" style:font-size-asian="18pt" style:font-weight-asian="bold" style:font-size-complex="18pt" style:font-weight-complex="bold"/>
    </style:style>
    <style:style style:name="P14" style:family="paragraph" style:parent-style-name="Text_20_body">
      <style:text-properties fo:font-size="18pt" fo:font-weight="bold" officeooo:paragraph-rsid="000543aa" style:font-size-asian="15.75pt" style:font-weight-asian="bold" style:font-size-complex="18pt" style:font-weight-complex="bold"/>
    </style:style>
    <style:style style:name="P15" style:family="paragraph" style:parent-style-name="Text_20_body">
      <style:text-properties fo:font-size="12pt" fo:font-weight="normal" officeooo:rsid="0003f172" officeooo:paragraph-rsid="0003f172" style:font-size-asian="10.5pt" style:font-weight-asian="normal" style:font-size-complex="12pt" style:font-weight-complex="normal"/>
    </style:style>
    <style:style style:name="P16" style:family="paragraph" style:parent-style-name="Text_20_body">
      <style:text-properties fo:font-size="12pt" fo:font-weight="normal" officeooo:rsid="000543aa" officeooo:paragraph-rsid="000543aa" style:font-size-asian="10.5pt" style:font-weight-asian="normal" style:font-size-complex="12pt" style:font-weight-complex="normal"/>
    </style:style>
    <style:style style:name="P17" style:family="paragraph" style:parent-style-name="Text_20_body">
      <style:text-properties fo:font-size="12pt" fo:font-weight="normal" officeooo:rsid="000543aa" officeooo:paragraph-rsid="000543aa" style:font-size-asian="12pt" style:font-weight-asian="normal" style:font-size-complex="12pt" style:font-weight-complex="normal"/>
    </style:style>
    <style:style style:name="P18" style:family="paragraph" style:parent-style-name="Text_20_body">
      <style:text-properties fo:font-size="14pt" fo:font-weight="bold" officeooo:rsid="000543aa" officeooo:paragraph-rsid="000543aa" style:font-size-asian="14pt" style:font-weight-asian="bold" style:font-size-complex="14pt" style:font-weight-complex="bold"/>
    </style:style>
    <style:style style:name="P19" style:family="paragraph" style:parent-style-name="Text_20_body">
      <style:text-properties fo:font-size="14pt" fo:font-weight="bold" officeooo:rsid="000543aa" officeooo:paragraph-rsid="000543aa" style:font-size-asian="12.25pt" style:font-weight-asian="bold" style:font-size-complex="14pt" style:font-weight-complex="bold"/>
    </style:style>
    <style:style style:name="P20" style:family="paragraph" style:parent-style-name="Title">
      <style:text-properties officeooo:rsid="0001c720" officeooo:paragraph-rsid="0001c720"/>
    </style:style>
    <style:style style:name="T1" style:family="text">
      <style:text-properties officeooo:rsid="0001c720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Windows Efficiency Guide</text:p>
      <text:p text:style-name="Subtitle">”<text:span text:style-name="T1">Top shortcuts, workflow tips, and mini automation scripts</text:span>”</text:p>
      <text:p text:style-name="Text_20_body"/>
      <text:table-of-content text:style-name="Sect1" text:protected="true" text:name="Sisällysluettelo1">
        <text:table-of-content-source text:outline-level="10">
          <text:index-title-template text:style-name="Contents_20_Heading">Sisällysluettel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isällysluettelo1_Head" text:protected="true">
            <text:p text:style-name="P2">Sisällysluettelo</text:p>
          </text:index-title>
          <text:p text:style-name="P1"><text:a xlink:type="simple" xlink:href="#__RefHeading___Toc1_2647276391" text:style-name="Index_20_Link" text:visited-style-name="Index_20_Link">1 Top Windows shortcuts<text:tab/>3</text:a></text:p>
          <text:p text:style-name="P1"><text:a xlink:type="simple" xlink:href="#__RefHeading___Toc5_2647276391" text:style-name="Index_20_Link" text:visited-style-name="Index_20_Link">2 PowerShell And Command Prompt Basics<text:tab/>4</text:a></text:p>
          <text:p text:style-name="P1"><text:a xlink:type="simple" xlink:href="#__RefHeading___Toc7_2647276391" text:style-name="Index_20_Link" text:visited-style-name="Index_20_Link">3 Mini Automation Scripts<text:tab/>6</text:a></text:p>
        </text:index-body>
      </text:table-of-content>
      <text:p text:style-name="Text_20_body"/>
      <text:p text:style-name="Text_20_body"/>
      <text:h text:style-name="P5" text:outline-level="1"><text:bookmark-start text:name="__RefHeading___Toc1_2647276391"/>Top Windows shortcuts<text:bookmark-end text:name="__RefHeading___Toc1_2647276391"/></text:h>
      <text:p text:style-name="Text_20_body"/>
      <table:table table:name="Taulukko1" table:style-name="Taulukko1" table:template-name="Default Style">
        <table:table-column table:style-name="Taulukko1.A" table:number-columns-repeated="2"/>
        <table:table-row>
          <table:table-cell table:style-name="Taulukko1.A1" office:value-type="string">
            <text:p text:style-name="P8">Win + D</text:p>
          </table:table-cell>
          <table:table-cell table:style-name="Taulukko1.B1" office:value-type="string">
            <text:p text:style-name="P9">Show Desktop</text:p>
          </table:table-cell>
        </table:table-row>
        <table:table-row>
          <table:table-cell table:style-name="Taulukko1.A2" office:value-type="string">
            <text:p text:style-name="P9">Alt + Tab</text:p>
          </table:table-cell>
          <table:table-cell table:style-name="Taulukko1.B2" office:value-type="string">
            <text:p text:style-name="P9">Switch apps</text:p>
          </table:table-cell>
        </table:table-row>
        <table:table-row>
          <table:table-cell table:style-name="Taulukko1.A2" office:value-type="string">
            <text:p text:style-name="P9">Ctrl + C / Ctrl + V</text:p>
          </table:table-cell>
          <table:table-cell table:style-name="Taulukko1.B2" office:value-type="string">
            <text:p text:style-name="P9">Copy / Paste</text:p>
          </table:table-cell>
        </table:table-row>
        <table:table-row>
          <table:table-cell table:style-name="Taulukko1.A2" office:value-type="string">
            <text:p text:style-name="P9">Ctrl + X</text:p>
          </table:table-cell>
          <table:table-cell table:style-name="Taulukko1.B2" office:value-type="string">
            <text:p text:style-name="P9">Cut</text:p>
          </table:table-cell>
        </table:table-row>
        <table:table-row>
          <table:table-cell table:style-name="Taulukko1.A2" office:value-type="string">
            <text:p text:style-name="P9">Ctrl + Z / Ctrl + Y</text:p>
          </table:table-cell>
          <table:table-cell table:style-name="Taulukko1.B2" office:value-type="string">
            <text:p text:style-name="P9">Undo / Redo</text:p>
          </table:table-cell>
        </table:table-row>
        <table:table-row>
          <table:table-cell table:style-name="Taulukko1.A2" office:value-type="string">
            <text:p text:style-name="P9">Win + L</text:p>
          </table:table-cell>
          <table:table-cell table:style-name="Taulukko1.B2" office:value-type="string">
            <text:p text:style-name="P9">Lock screen</text:p>
          </table:table-cell>
        </table:table-row>
        <table:table-row>
          <table:table-cell table:style-name="Taulukko1.A2" office:value-type="string">
            <text:p text:style-name="P9">Win + E</text:p>
          </table:table-cell>
          <table:table-cell table:style-name="Taulukko1.B2" office:value-type="string">
            <text:p text:style-name="P9">Open File Explorer</text:p>
          </table:table-cell>
        </table:table-row>
        <table:table-row>
          <table:table-cell table:style-name="Taulukko1.A2" office:value-type="string">
            <text:p text:style-name="P9">Win + Arrow Keys</text:p>
          </table:table-cell>
          <table:table-cell table:style-name="Taulukko1.B2" office:value-type="string">
            <text:p text:style-name="P9">Snap windows</text:p>
          </table:table-cell>
        </table:table-row>
        <table:table-row>
          <table:table-cell table:style-name="Taulukko1.A2" office:value-type="string">
            <text:p text:style-name="P9">Win + Ctrl + D</text:p>
          </table:table-cell>
          <table:table-cell table:style-name="Taulukko1.B2" office:value-type="string">
            <text:p text:style-name="P9">Create virtual desktop</text:p>
          </table:table-cell>
        </table:table-row>
        <table:table-row>
          <table:table-cell table:style-name="Taulukko1.A2" office:value-type="string">
            <text:p text:style-name="P9">Win + Ctrl + Left/Right</text:p>
          </table:table-cell>
          <table:table-cell table:style-name="Taulukko1.B2" office:value-type="string">
            <text:p text:style-name="P9">Switch virtual desktop</text:p>
          </table:table-cell>
        </table:table-row>
        <table:table-row>
          <table:table-cell table:style-name="Taulukko1.A2" office:value-type="string">
            <text:p text:style-name="P9">Ctrl + Shift + Esc</text:p>
          </table:table-cell>
          <table:table-cell table:style-name="Taulukko1.B2" office:value-type="string">
            <text:p text:style-name="P9">Task Manager</text:p>
          </table:table-cell>
        </table:table-row>
        <table:table-row>
          <table:table-cell table:style-name="Taulukko1.A2" office:value-type="string">
            <text:p text:style-name="P9">Win + V</text:p>
          </table:table-cell>
          <table:table-cell table:style-name="Taulukko1.B2" office:value-type="string">
            <text:p text:style-name="P9">Clipboard history</text:p>
          </table:table-cell>
        </table:table-row>
        <table:table-row>
          <table:table-cell table:style-name="Taulukko1.A2" office:value-type="string">
            <text:p text:style-name="P9">Win + I</text:p>
          </table:table-cell>
          <table:table-cell table:style-name="Taulukko1.B2" office:value-type="string">
            <text:p text:style-name="P9">Settings</text:p>
          </table:table-cell>
        </table:table-row>
        <table:table-row>
          <table:table-cell table:style-name="Taulukko1.A2" office:value-type="string">
            <text:p text:style-name="P9">Alt + F4</text:p>
          </table:table-cell>
          <table:table-cell table:style-name="Taulukko1.B2" office:value-type="string">
            <text:p text:style-name="P9">Close active window</text:p>
          </table:table-cell>
        </table:table-row>
        <table:table-row>
          <table:table-cell table:style-name="Taulukko1.A2" office:value-type="string">
            <text:p text:style-name="P9">Win + R</text:p>
          </table:table-cell>
          <table:table-cell table:style-name="Taulukko1.B2" office:value-type="string">
            <text:p text:style-name="P9">Run dialog</text:p>
          </table:table-cell>
        </table:table-row>
        <table:table-row>
          <table:table-cell table:style-name="Taulukko1.A2" office:value-type="string">
            <text:p text:style-name="P9">Win + S</text:p>
          </table:table-cell>
          <table:table-cell table:style-name="Taulukko1.B2" office:value-type="string">
            <text:p text:style-name="P9">Search</text:p>
          </table:table-cell>
        </table:table-row>
        <table:table-row>
          <table:table-cell table:style-name="Taulukko1.A2" office:value-type="string">
            <text:p text:style-name="P9">F2</text:p>
          </table:table-cell>
          <table:table-cell table:style-name="Taulukko1.B2" office:value-type="string">
            <text:p text:style-name="P9">Rename file</text:p>
          </table:table-cell>
        </table:table-row>
        <table:table-row>
          <table:table-cell table:style-name="Taulukko1.A2" office:value-type="string">
            <text:p text:style-name="P9">Ctrl + Shift + N</text:p>
          </table:table-cell>
          <table:table-cell table:style-name="Taulukko1.B2" office:value-type="string">
            <text:p text:style-name="P9">New folder</text:p>
          </table:table-cell>
        </table:table-row>
        <table:table-row>
          <table:table-cell table:style-name="Taulukko1.A2" office:value-type="string">
            <text:p text:style-name="P9">Win + Shift + S</text:p>
          </table:table-cell>
          <table:table-cell table:style-name="Taulukko1.B2" office:value-type="string">
            <text:p text:style-name="P9">Screenshot snip</text:p>
          </table:table-cell>
        </table:table-row>
        <table:table-row table:style-name="Taulukko1.20">
          <table:table-cell table:style-name="Taulukko1.A2" office:value-type="string">
            <text:p text:style-name="P9">Ctrl + Tab</text:p>
          </table:table-cell>
          <table:table-cell table:style-name="Taulukko1.B2" office:value-type="string">
            <text:p text:style-name="P9">Switch tabs in apps</text:p>
          </table:table-cell>
        </table:table-row>
        <table:table-row table:style-name="Taulukko1.20">
          <table:table-cell table:style-name="Taulukko1.A2" office:value-type="string">
            <text:p text:style-name="P10">Ctrl + Shift + Esc</text:p>
          </table:table-cell>
          <table:table-cell table:style-name="Taulukko1.B2" office:value-type="string">
            <text:p text:style-name="P10">Task Manager</text:p>
          </table:table-cell>
        </table:table-row>
        <table:table-row>
          <table:table-cell table:style-name="Taulukko1.A2" office:value-type="string">
            <text:p text:style-name="P10">Win + R → resmon</text:p>
          </table:table-cell>
          <table:table-cell table:style-name="Taulukko1.B2" office:value-type="string">
            <text:p text:style-name="P10">Resource Monitor</text:p>
          </table:table-cell>
        </table:table-row>
      </table:table>
      <text:p text:style-name="Text_20_body"/>
      <text:h text:style-name="P6" text:outline-level="1"><text:bookmark-start text:name="__RefHeading___Toc5_2647276391"/>PowerShell And Command Prompt Basics<text:bookmark-end text:name="__RefHeading___Toc5_2647276391"/></text:h>
      <text:p text:style-name="P11"/>
      <text:p text:style-name="P12">PowerShell</text:p>
      <text:p text:style-name="P15"># List files</text:p>
      <text:p text:style-name="P15">Get-ChildItem</text:p>
      <text:p text:style-name="P15"># Remove empty files</text:p>
      <text:p text:style-name="P15">Get-ChildItem | Where-Object { $_.Length -eq 0 } | Remove-Item</text:p>
      <text:p text:style-name="P15"># Move files</text:p>
      <text:p text:style-name="P15">Move-Item "source.txt" "destination_folder\"</text:p>
      <text:p text:style-name="P15"># Rename files</text:p>
      <text:p text:style-name="P15">Rename-Item "old.txt" "new.txt"</text:p>
      <text:p text:style-name="P15"># Help</text:p>
      <text:p text:style-name="P15">Get-Help Move-Item</text:p>
      <text:p text:style-name="P15"/>
      <text:p text:style-name="P13">CMD</text:p>
      <text:p text:style-name="P15">dir</text:p>
      <text:p text:style-name="P15">cd C:\Users\YourName\Documents</text:p>
      <text:p text:style-name="P15">copy source.txt destination.txt</text:p>
      <text:p text:style-name="P15">move source.txt destination_folder\</text:p>
      <text:p text:style-name="P15">del file.txt</text:p>
      <text:p text:style-name="P15">mkdir NewFolder</text:p>
      <text:p text:style-name="P15">rmdir OldFolder</text:p>
      <text:p text:style-name="P15"/>
      <text:h text:style-name="P7" text:outline-level="1"><text:bookmark-start text:name="__RefHeading___Toc7_2647276391"/>Mini Automation Scripts<text:bookmark-end text:name="__RefHeading___Toc7_2647276391"/></text:h>
      <text:p text:style-name="P14"/>
      <text:p text:style-name="P18">Archive_Files.ps1</text:p>
      <text:p text:style-name="P17">param([string]$TargetDir = ".\Documents\Test")</text:p>
      <text:p text:style-name="P17">$ArchiveDir = "$TargetDir\archive_$(Get-Date -Format yyyyMMdd)"</text:p>
      <text:p text:style-name="P17">New-Item -ItemType Directory -Force -Path $ArchiveDir | Out-Null</text:p>
      <text:p text:style-name="P17">$Threshold = (Get-Date).AddDays(-30)</text:p>
      <text:p text:style-name="P17">Get-ChildItem -Path $TargetDir -Recurse -File | Where-Object { $_.LastWriteTime -lt $Threshold } | Move-Item -Destination $ArchiveDir</text:p>
      <text:p text:style-name="P17">Write-Host "✅ Archived files moved to $ArchiveDir"</text:p>
      <text:p text:style-name="P19"/>
      <text:p text:style-name="P19">Remove_Empty.bat</text:p>
      <text:p text:style-name="P16">@echo off</text:p>
      <text:p text:style-name="P16">set "target=C:\Users\YourName\Documents\Test"</text:p>
      <text:p text:style-name="P16">for %%f in (%target%\*) do (</text:p>
      <text:p text:style-name="P16"><text:s text:c="4"/>if %%~zf==0 del "%%f"</text:p>
      <text:p text:style-name="P16">)</text:p>
      <text:p text:style-name="P16">echo ✅ Empty files deleted</text:p>
      <text:p text:style-name="P16">pause</text:p>
      <text:p text:style-name="P16"/>
      <text:p text:style-name="P19">Rename_Files.ps1</text:p>
      <text:p text:style-name="P16">param([string]$TargetDir = ".\Documents\Test")</text:p>
      <text:p text:style-name="P16">Get-ChildItem -Path $TargetDir -Recurse -File | ForEach-Object {</text:p>
      <text:p text:style-name="P16"><text:s text:c="4"/>$newName = $_.Name -replace " ", "_"</text:p>
      <text:p text:style-name="P16"><text:s text:c="4"/>if ($_.Name -ne $newName) { Rename-Item $_.FullName $newName }</text:p>
      <text:p text:style-name="P16">}</text:p>
      <text:p text:style-name="P16">Write-Host "✅ Files renamed successfully"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i" fo:country="FI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i" fo:country="FI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officeooo:rsid="0001c720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text:outline-style style:name="Outline">
      <text:outline-level-style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outline-level-style>
      <text:outline-level-style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outline-level-style>
      <text:outline-level-style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outline-level-style>
      <text:outline-level-style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outline-level-style>
      <text:outline-level-style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outline-level-style>
      <text:outline-level-style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outline-level-style>
      <text:outline-level-style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outline-level-style>
      <text:outline-level-style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outline-level-style>
      <text:outline-level-style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01c720" officeooo:paragraph-rsid="0001c720"/>
    </style:style>
    <style:style style:name="MP2" style:family="paragraph" style:parent-style-name="Footer">
      <style:paragraph-properties fo:text-align="center" style:justify-single-word="false"/>
      <style:text-properties officeooo:paragraph-rsid="0001c720"/>
    </style:style>
    <style:style style:name="MT1" style:family="text">
      <style:text-properties officeooo:rsid="0001c72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Joona Anttila</text:p>
        <text:p text:style-name="MP2"><text:a xlink:type="simple" xlink:href="https://github.com/joonanttila1311/quicktech-gigs" text:style-name="Internet_20_link" text:visited-style-name="Visited_20_Internet_20_Link"><text:span text:style-name="MT1">Github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31T09:36:05.816000000</meta:creation-date>
    <dc:date>2025-10-31T10:07:08.725000000</dc:date>
    <meta:editing-duration>PT20M4S</meta:editing-duration>
    <meta:editing-cycles>4</meta:editing-cycles>
    <meta:generator>LibreOffice/24.2.2.2$Windows_X86_64 LibreOffice_project/d56cc158d8a96260b836f100ef4b4ef25d6f1a01</meta:generator>
    <meta:document-statistic meta:table-count="1" meta:image-count="0" meta:object-count="0" meta:page-count="6" meta:paragraph-count="96" meta:word-count="332" meta:character-count="2066" meta:non-whitespace-character-count="1821"/>
  </office:meta>
</office:document-meta>
</file>